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88e1c" officeooo:paragraph-rsid="00188e1c"/>
    </style:style>
    <style:style style:name="P2" style:family="paragraph" style:parent-style-name="Standard">
      <style:text-properties officeooo:rsid="00197ba3" officeooo:paragraph-rsid="00197ba3"/>
    </style:style>
    <style:style style:name="P3" style:family="paragraph" style:parent-style-name="Standard">
      <style:text-properties officeooo:rsid="001a077a" officeooo:paragraph-rsid="001a077a"/>
    </style:style>
    <style:style style:name="P4" style:family="paragraph" style:parent-style-name="Preformatted_20_Text">
      <style:text-properties style:font-name="monospace" officeooo:rsid="00197ba3" officeooo:paragraph-rsid="00197ba3"/>
    </style:style>
    <style:style style:name="P5" style:family="paragraph" style:parent-style-name="Preformatted_20_Text">
      <style:text-properties style:font-name="monospace" officeooo:rsid="00197ba3" officeooo:paragraph-rsid="0019fcd1"/>
    </style:style>
    <style:style style:name="P6" style:family="paragraph" style:parent-style-name="Preformatted_20_Text">
      <style:text-properties style:font-name="monospace" officeooo:rsid="001a077a" officeooo:paragraph-rsid="001a077a"/>
    </style:style>
    <style:style style:name="P7" style:family="paragraph" style:parent-style-name="Standard">
      <style:text-properties officeooo:rsid="00197ba3" officeooo:paragraph-rsid="00197ba3"/>
    </style:style>
    <style:style style:name="P8" style:family="paragraph" style:parent-style-name="Standard">
      <style:text-properties officeooo:rsid="001c0722" officeooo:paragraph-rsid="001c0722"/>
    </style:style>
    <style:style style:name="T1" style:family="text">
      <style:text-properties officeooo:rsid="0019fc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ktikumsaufgabe 4 </text:p>
      <text:p text:style-name="P2"/>
      <text:p text:style-name="P2">2)</text:p>
      <text:p text:style-name="P2"/>
      <text:p text:style-name="P2">Welches Programm benutzt den Port?</text:p>
      <text:p text:style-name="P1">Sudo netstat -nap <text:s text:c="3"/><text:tab/><text:tab/>Belegte IP's und Ports anzeigen</text:p>
      <text:p text:style-name="P1"/>
      <text:p text:style-name="P2">3)</text:p>
      <text:p text:style-name="P3">a)</text:p>
      <text:p text:style-name="P4">iptables -I INPUT -s 172.16.1.0/24 -j DROP</text:p>
      <text:p text:style-name="P5">iptables -<text:span text:style-name="T1">D</text:span> INPUT -s 172.16.1.0/24 -j DROP</text:p>
      <text:p text:style-name="P5"/>
      <text:p text:style-name="P6">b)</text:p>
      <text:p text:style-name="P2"/>
      <text:p text:style-name="P8">c)</text:p>
      <text:p text:style-name="P8">wenn irgendwas schief läuft:</text:p>
      <text:p text:style-name="P8">sudo iptables -I INPUT -j ACCE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7T12:34:52.208116762</meta:creation-date>
    <meta:generator>LibreOffice/4.3.5.2.0$Linux_X86_64 LibreOffice_project/430m0$Build-2</meta:generator>
    <dc:date>2015-06-07T13:40:20.224787216</dc:date>
    <meta:editing-duration>PT3M42S</meta:editing-duration>
    <meta:editing-cycles>4</meta:editing-cycles>
    <meta:document-statistic meta:table-count="0" meta:image-count="0" meta:object-count="0" meta:page-count="1" meta:paragraph-count="12" meta:word-count="44" meta:character-count="262" meta:non-whitespace-character-count="224"/>
  </office:meta>
</office:document-meta>
</file>